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6af9" officeooo:paragraph-rsid="000c6af9"/>
    </style:style>
    <style:style style:name="P2" style:family="paragraph" style:parent-style-name="Standard">
      <style:text-properties officeooo:rsid="00148fcf" officeooo:paragraph-rsid="00148fcf"/>
    </style:style>
    <style:style style:name="P3" style:family="paragraph" style:parent-style-name="Standard">
      <style:text-properties officeooo:rsid="0016876e" officeooo:paragraph-rsid="0016876e"/>
    </style:style>
    <style:style style:name="P4" style:family="paragraph" style:parent-style-name="Standard">
      <style:text-properties officeooo:rsid="0018f291" officeooo:paragraph-rsid="0018f291"/>
    </style:style>
    <style:style style:name="P5" style:family="paragraph" style:parent-style-name="Standard">
      <style:text-properties officeooo:rsid="0019c369" officeooo:paragraph-rsid="001b49d7"/>
    </style:style>
    <style:style style:name="P6" style:family="paragraph" style:parent-style-name="Standard">
      <style:text-properties officeooo:paragraph-rsid="001b49d7"/>
    </style:style>
    <style:style style:name="P7" style:family="paragraph" style:parent-style-name="Standard">
      <style:text-properties officeooo:rsid="001b5020" officeooo:paragraph-rsid="001b5020"/>
    </style:style>
    <style:style style:name="P8" style:family="paragraph" style:parent-style-name="Standard">
      <style:text-properties fo:color="#080808" loext:opacity="100%" style:font-name="JetBrains Mono" fo:font-size="10pt" fo:font-style="normal" fo:font-weight="normal" officeooo:rsid="0018056b" officeooo:paragraph-rsid="0018f291" style:font-size-asian="10pt" style:font-style-asian="normal" style:font-weight-asian="normal"/>
    </style:style>
    <style:style style:name="P9" style:family="paragraph" style:parent-style-name="Standard">
      <style:text-properties fo:color="#080808" loext:opacity="100%" style:font-name="JetBrains Mono" fo:font-size="10pt" fo:font-style="normal" fo:font-weight="normal" officeooo:rsid="0018056b" officeooo:paragraph-rsid="0018056b" style:font-size-asian="10pt" style:font-style-asian="normal" style:font-weight-asian="normal"/>
    </style:style>
    <style:style style:name="P10" style:family="paragraph" style:parent-style-name="Standard">
      <style:text-properties officeooo:rsid="001d85f0" officeooo:paragraph-rsid="001d85f0"/>
    </style:style>
    <style:style style:name="P11" style:family="paragraph" style:parent-style-name="Standard">
      <style:text-properties officeooo:rsid="00148fcf" officeooo:paragraph-rsid="00148fcf"/>
    </style:style>
    <style:style style:name="P12" style:family="paragraph" style:parent-style-name="Standard">
      <style:text-properties officeooo:rsid="0016876e" officeooo:paragraph-rsid="00226f48"/>
    </style:style>
    <style:style style:name="P13" style:family="paragraph" style:parent-style-name="Standard">
      <style:text-properties officeooo:rsid="00259a99" officeooo:paragraph-rsid="00259a99"/>
    </style:style>
    <style:style style:name="P14" style:family="paragraph" style:parent-style-name="Standard">
      <style:text-properties style:text-underline-style="none" officeooo:rsid="0026e25c" officeooo:paragraph-rsid="0026e25c"/>
    </style:style>
    <style:style style:name="P15" style:family="paragraph" style:parent-style-name="Standard">
      <style:text-properties style:text-underline-style="none" officeooo:rsid="002bfa59" officeooo:paragraph-rsid="002bfa59"/>
    </style:style>
    <style:style style:name="P16" style:family="paragraph" style:parent-style-name="Standard">
      <style:text-properties style:text-underline-style="none" officeooo:rsid="002cb26c" officeooo:paragraph-rsid="002cb26c"/>
    </style:style>
    <style:style style:name="P17" style:family="paragraph" style:parent-style-name="Standard">
      <style:text-properties style:text-underline-style="none" officeooo:rsid="002ddded" officeooo:paragraph-rsid="002ddded"/>
    </style:style>
    <style:style style:name="P18" style:family="paragraph" style:parent-style-name="Standard">
      <style:text-properties style:text-underline-style="none" officeooo:rsid="0032245a" officeooo:paragraph-rsid="0032245a"/>
    </style:style>
    <style:style style:name="P19" style:family="paragraph" style:parent-style-name="Standard">
      <style:text-properties style:text-underline-style="none" officeooo:rsid="0032ed38" officeooo:paragraph-rsid="0032ed38"/>
    </style:style>
    <style:style style:name="P20" style:family="paragraph" style:parent-style-name="Standard">
      <style:text-properties style:text-underline-style="none" officeooo:rsid="00359a72" officeooo:paragraph-rsid="00359a72"/>
    </style:style>
    <style:style style:name="T1" style:family="text">
      <style:text-properties officeooo:rsid="000f6bb4"/>
    </style:style>
    <style:style style:name="T2" style:family="text">
      <style:text-properties officeooo:rsid="000ff75b"/>
    </style:style>
    <style:style style:name="T3" style:family="text">
      <style:text-properties officeooo:rsid="00118103"/>
    </style:style>
    <style:style style:name="T4" style:family="text">
      <style:text-properties officeooo:rsid="00128bd5"/>
    </style:style>
    <style:style style:name="T5" style:family="text">
      <style:text-properties officeooo:rsid="0018f291"/>
    </style:style>
    <style:style style:name="T6" style:family="text">
      <style:text-properties officeooo:rsid="0019c369"/>
    </style:style>
    <style:style style:name="T7" style:family="text">
      <style:text-properties officeooo:rsid="001b49d7"/>
    </style:style>
    <style:style style:name="T8" style:family="text">
      <style:text-properties officeooo:rsid="001b502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270ff0"/>
    </style:style>
    <style:style style:name="T11" style:family="text">
      <style:text-properties style:text-underline-style="none"/>
    </style:style>
    <style:style style:name="T12" style:family="text">
      <style:text-properties officeooo:rsid="002bfa59"/>
    </style:style>
    <style:style style:name="T13" style:family="text">
      <style:text-properties officeooo:rsid="002cb26c"/>
    </style:style>
    <style:style style:name="T14" style:family="text">
      <style:text-properties officeooo:rsid="00329073"/>
    </style:style>
    <style:style style:name="T15" style:family="text">
      <style:text-properties officeooo:rsid="00341c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Dinge zu Bedenken für Ergebnis Generierung</text:p>
      <text:p text:style-name="P1"/>
      <text:p text:style-name="P1">- wandb zurücksetzen bzw neues Projekt aufsetzen</text:p>
      <text:p text:style-name="P1">- loggen wie lange durchläufe brauchen pro k-fold durchgang <text:span text:style-name="T4">mit time/tqdm</text:span></text:p>
      <text:p text:style-name="P1">- mit Mats sprechen welches k am sinnvollsten ist <text:span text:style-name="T3">Antort: k=10 wie auch in Paper von Nahoomi</text:span></text:p>
      <text:p text:style-name="P1">- loggen wieviel Trainingsdaten es sind, wieviele Daten durch dataaugmentation hinzugefügt wurden</text:p>
      <text:p text:style-name="P1">- <text:span text:style-name="T1">Namen für </text:span><text:span text:style-name="T2">D</text:span><text:span text:style-name="T1">urchläufe genauer festlegen, soll ich da die komplette config nehmen? Oder nur oesch8/16 und nur/ohne?</text:span></text:p>
      <text:p text:style-name="P1">- <text:span text:style-name="T2">skript erstellen das alle optionen durchlaufen lässt</text:span></text:p>
      <text:p text:style-name="P1"/>
      <text:p text:style-name="P2">ich muss ingesamt 4 modelle optimieren:</text:p>
      <text:p text:style-name="P2"/>
      <text:p text:style-name="P4">bei diesen nur jeweils eine option gleichze<text:span text:style-name="T6">itig, insgesamt 12:</text:span></text:p>
      <text:p text:style-name="P2">oesch8/nur oesch8/ohne oesch16/nur oesch16/ohne</text:p>
      <text:p text:style-name="P8">modell: linear, xgboost, nn</text:p>
      <text:p text:style-name="P2"/>
      <text:p text:style-name="P2">zur optimierung muss ich jeweils folgende optionen probieren, <text:span text:style-name="T5">die können auch garnicht oder mehrfach da sein </text:span><text:span text:style-name="T8">128</text:span><text:span text:style-name="T6"> optionen</text:span></text:p>
      <text:p text:style-name="P2"/>
      <text:p text:style-name="P2">zusatzdaten fasttext (nicht bei „nur“ konfigurationen)</text:p>
      <text:p text:style-name="P2">zusatzdaten meta</text:p>
      <text:p text:style-name="P12">keyboard augmentation</text:p>
      <text:p text:style-name="P12"/>
      <text:p text:style-name="P12"/>
      <text:p text:style-name="P3">lowercase</text:p>
      <text:p text:style-name="P3">remove stopwords</text:p>
      <text:p text:style-name="P3">remove numbers</text:p>
      <text:p text:style-name="P3">remove punctuation</text:p>
      <text:p text:style-name="P3"/>
      <text:p text:style-name="P9"/>
      <text:p text:style-name="P2"/>
      <text:p text:style-name="P5">das sind insgesamt 12*<text:span text:style-name="T8">128</text:span> = <text:span text:style-name="T8">1280</text:span>+<text:span text:style-name="T8">256</text:span> = <text:span text:style-name="T8">1536</text:span> durchläufe jeweils ca 10min sind <text:span text:style-name="T8">15360</text:span>min sind </text:p>
      <text:p text:style-name="P7">256h sind 10 Tage 16h</text:p>
      <text:p text:style-name="P6"><text:span text:style-name="T7">wenn ich 2 zsmfasse zb numbers und punctuation sind es 12 * </text:span><text:span text:style-name="T8">64</text:span><text:span text:style-name="T7"> = </text:span><text:span text:style-name="T8">640+128= 768</text:span><text:span text:style-name="T7"> <text:s/>Durchgänge sind </text:span><text:span text:style-name="T8">7680</text:span><text:span text:style-name="T7">min sind das wären </text:span><text:span text:style-name="T8">128</text:span><text:span text:style-name="T7">h Rechenzeit gespart, damit wären es nur noch genau </text:span><text:span text:style-name="T8">5 </text:span><text:span text:style-name="T7">Tage </text:span><text:span text:style-name="T8">8h</text:span></text:p>
      <text:p text:style-name="P5"/>
      <text:p text:style-name="P10">Wie mache ich das jetzt:</text:p>
      <text:p text:style-name="P10"/>
      <text:p text:style-name="P13">ich habe bisher bei oesch16 nn und xgb mit jeweils einzeln wörterbuch, meta_zusatz und keyboar augmentation laufen lassen, oesch8 mit nn mit den 3 und <text:span text:style-name="T9">dann noch oesch8 mit xgb mit den 3</text:span></text:p>
      <text:p text:style-name="P13"><text:span text:style-name="T9">Kann ich hieraus ableiten, dass ich für fasttext das nn nehmen sollte und für die anderen beiden xgb??</text:span></text:p>
      <text:p text:style-name="P13"><text:span text:style-name="T11"/></text:p>
      <text:p text:style-name="P13"><text:span text:style-name="T11">Mache ich dann mit der optimalen Konfiguration weiter? (ft:nn, meta&amp;combi:xgb)</text:span></text:p>
      <text:p text:style-name="P13"><text:span text:style-name="T9"/></text:p>
      <text:p text:style-name="P14">cleaning habe ich bisher garnicht, <text:span text:style-name="T10">kann dabei number und punctuation removal zsmfassen denk ich, da es sehr wenige zahlen gibt</text:span></text:p>
      <text:p text:style-name="P14"/>
      <text:p text:style-name="P14">Hypothese: <text:span text:style-name="T10">wörterbuch mit remove punctuation sollte besser funktionieren weil da die Hälfte der Wörterbucheinträge rausfliegen</text:span></text:p>
      <text:p text:style-name="P14"><text:soft-page-break/>Neue Ideen:</text:p>
      <text:p text:style-name="P14"/>
      <text:p text:style-name="P14">optimiere Fasttext und Meta getrennt voneinander</text:p>
      <text:p text:style-name="P14"/>
      <text:p text:style-name="P14">Meta: zusatzdaten an oder aus für alle daten, xgboost, linear, <text:span text:style-name="T12">nn</text:span> für alle daten</text:p>
      <text:p text:style-name="P15">das sind 3 modelle mal 4 Datensätze mal 2 optionen also 24 Durchgänge <text:span text:style-name="T15">mal 3 random seeds 72 durchgänge</text:span></text:p>
      <text:p text:style-name="P15"/>
      <text:p text:style-name="P15">Fasttext:</text:p>
      <text:p text:style-name="P15"/>
      <text:p text:style-name="P15">nn! <text:span text:style-name="T13">(andere parameter?)</text:span></text:p>
      <text:p text:style-name="P15"/>
      <text:p text:style-name="P15">keyboard augementation</text:p>
      <text:p text:style-name="P15">wörterbuch</text:p>
      <text:p text:style-name="P15"/>
      <text:p text:style-name="P16">stopwords</text:p>
      <text:p text:style-name="P16">lowercase</text:p>
      <text:p text:style-name="P17">numbers &amp; punctuation</text:p>
      <text:p text:style-name="P15"/>
      <text:p text:style-name="P18">32 Durchgänge <text:span text:style-name="T14">mal 4 Datensätze <text:s/></text:span></text:p>
      <text:p text:style-name="P18"/>
      <text:p text:style-name="P19">Frage: kann ich von oesch16 ohne auf die anderen Datensätze schließen?</text:p>
      <text:p text:style-name="P19">Bei lowercase: ja, außer auf oesch8 nur (dem kleinsten Datensatz)</text:p>
      <text:p text:style-name="P19"/>
      <text:p text:style-name="P20">2 modelle</text:p>
      <text:p text:style-name="P20">2 keyboard</text:p>
      <text:p text:style-name="P20">2 zusatzdaten</text:p>
      <text:p text:style-name="P20">2 stopwords</text:p>
      <text:p text:style-name="P20">2 lowercase</text:p>
      <text:p text:style-name="P20">2 numbers</text:p>
      <text:p text:style-name="P20">2 punctuation</text:p>
      <text:p text:style-name="P20">2 oesch</text:p>
      <text:p text:style-name="P20">2 selbstständige</text:p>
      <text:p text:style-name="P20">3 randomseeds</text:p>
      <text:p text:style-name="P20"/>
      <text:p text:style-name="P20">512 * 3 = 153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4T16:50:49.662000000</meta:creation-date>
    <dc:date>2022-04-01T13:48:31.634000000</dc:date>
    <meta:editing-duration>P5DT1H5M50S</meta:editing-duration>
    <meta:editing-cycles>36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53" meta:word-count="396" meta:character-count="2537" meta:non-whitespace-character-count="2190"/>
  </office:meta>
</office:document-meta>
</file>